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9.1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A MODIFI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office:value-type="string" calcext:value-type="string">
            <text:p>PLUS</text:p>
          </table:table-cell>
          <table:table-cell table:style-name="ce6" office:value-type="string" calcext:value-type="string">
            <text:p>I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e le pare-feu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1">LES REGLES QUI AUTORISENT L’ADMIN DU UI</text:span></text:p>
            <text:p><text:span text:style-name="T1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DPI et l’IP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4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1">Dans les notifications, on a rien changé dans</text:span></text:p>
            <text:p><text:span text:style-name="T1">ce menu « Logs – Syslog - IPFIX ».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Pour le SNMP Agent, nous ne faisons pas de </text:p>
            <text:p>De config car il faudrait configurer </text:p>
            <text:p>Prometheus avec grafana.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Pour les mails 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On laisse « System events » comme ça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1">Dans le menu Application Protection, et anti-</text:span></text:p>
            <text:p><text:span text:style-name="T1">Spam on désactive l’option « Analyse heuris</text:span></text:p>
            <text:p><text:span text:style-name="T1">Que) dans « général »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s sous-menu « whitelisted domains » et </text:p>
            <text:p>« black listed domains » sont laissé vide</text:p>
            <text:p>Mais nous pourrons à l’avenir remplir</text:p>
          </table:table-cell>
          <table:table-cell table:number-columns-repeated="16383"/>
        </table:table-row>
        <table:table-row table:style-name="ro4" table:number-rows-repeated="104849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09:12:55.5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06T13:55:13.598000000</dc:date>
    <meta:generator>LibreOffice/24.8.5.2$Windows_X86_64 LibreOffice_project/fddf2685c70b461e7832239a0162a77216259f22</meta:generator>
    <meta:editing-duration>PT5H30M55S</meta:editing-duration>
    <meta:editing-cycles>14</meta:editing-cycles>
    <meta:document-statistic meta:table-count="1" meta:cell-count="256" meta:object-count="0"/>
    <meta:user-defined meta:name="AppVersion">12.0000</meta:user-defined>
  </office:meta>
</office:document-meta>
</file>